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Tahoma" style:font-name-complex="Arial"/>
    </style:style>
    <style:style style:name="P20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2" style:family="table-column">
      <style:table-column-properties style:column-width="0.9791in" style:use-optimal-column-width="false"/>
    </style:style>
    <style:style style:name="TableColumn23" style:family="table-column">
      <style:table-column-properties style:column-width="0.8541in" style:use-optimal-column-width="false"/>
    </style:style>
    <style:style style:name="TableColumn24" style:family="table-column">
      <style:table-column-properties style:column-width="3.25in" style:use-optimal-column-width="false"/>
    </style:style>
    <style:style style:name="TableColumn25" style:family="table-column">
      <style:table-column-properties style:column-width="1.1618in" style:use-optimal-column-width="false"/>
    </style:style>
    <style:style style:name="Table21" style:family="table">
      <style:table-properties style:width="6.2451in" fo:margin-left="0.02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0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2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P53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 fo:margin-top="0.0784in" fo:margin-bottom="0.0784in"/>
    </style:style>
    <style:style style:name="P60" style:parent-style-name="Textbody" style:family="paragraph">
      <style:paragraph-properties fo:text-align="justify" fo:margin-top="0.0784in" fo:margin-bottom="0.0784in"/>
    </style:style>
    <style:style style:name="P61" style:parent-style-name="Textbody" style:family="paragraph">
      <style:paragraph-properties fo:text-align="justify" fo:margin-top="0.0784in" fo:margin-bottom="0.0784in"/>
    </style:style>
    <style:style style:name="P62" style:parent-style-name="Textbody" style:family="paragraph">
      <style:paragraph-properties fo:text-align="justify" fo:margin-top="0.0784in" fo:margin-bottom="0.0784in"/>
    </style:style>
    <style:style style:name="P63" style:parent-style-name="Textbody" style:family="paragraph">
      <style:paragraph-properties fo:text-align="justify" fo:margin-top="0.0784in" fo:margin-bottom="0.0784in"/>
    </style:style>
    <style:style style:name="P64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5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6" style:parent-style-name="Textbody" style:family="paragraph">
      <style:paragraph-properties fo:text-align="justify" fo:margin-top="0.0784in" fo:margin-bottom="0.0784in"/>
    </style:style>
    <style:style style:name="P67" style:parent-style-name="Textbody" style:family="paragraph">
      <style:paragraph-properties fo:text-align="justify" fo:margin-top="0.0784in" fo:margin-bottom="0.0784in"/>
    </style:style>
    <style:style style:name="P68" style:parent-style-name="Textbody" style:family="paragraph">
      <style:paragraph-properties fo:text-align="justify" fo:margin-top="0.0784in" fo:margin-bottom="0.0784in"/>
    </style:style>
    <style:style style:name="P69" style:parent-style-name="Textbody" style:family="paragraph">
      <style:paragraph-properties fo:text-align="justify" fo:margin-top="0.0784in" fo:margin-bottom="0.0784in"/>
    </style:style>
    <style:style style:name="P70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 fo:margin-top="0.0784in" fo:margin-bottom="0.0784in"/>
    </style:style>
    <style:style style:name="P74" style:parent-style-name="Textbody" style:family="paragraph">
      <style:paragraph-properties fo:text-align="justify" fo:margin-top="0.0784in" fo:margin-bottom="0.0784in"/>
    </style:style>
    <style:style style:name="P75" style:parent-style-name="Textbody" style:family="paragraph">
      <style:paragraph-properties fo:text-align="justify" fo:margin-top="0.0784in" fo:margin-bottom="0.0784in"/>
    </style:style>
    <style:style style:name="P76" style:parent-style-name="Textbody" style:family="paragraph">
      <style:paragraph-properties fo:text-align="justify" fo:margin-top="0.0784in" fo:margin-bottom="0.0784in"/>
    </style:style>
    <style:style style:name="P77" style:parent-style-name="Textbody" style:family="paragraph">
      <style:paragraph-properties fo:text-align="justify"/>
    </style:style>
    <style:style style:name="P78" style:parent-style-name="Textbody" style:family="paragraph">
      <style:paragraph-properties fo:text-align="justify"/>
    </style:style>
    <style:style style:name="P79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16">Food Delivery Web</text:p>
      <text:p text:style-name="P17">Especificação de Caso de Uso</text:p>
      <text:p text:style-name="P18"/>
      <text:p text:style-name="P19">Histórico de Revisões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Autor</text:p>
          </table:table-cell>
        </table:table-row>
        <table:table-row table:style-name="TableRow35">
          <table:table-cell table:style-name="TableCell36">
            <text:p text:style-name="P37">16/10/09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ocumento</text:p>
          </table:table-cell>
          <table:table-cell table:style-name="TableCell42">
            <text:p text:style-name="P43">Janaina</text:p>
          </table:table-cell>
        </table:table-row>
        <table:table-row table:style-name="TableRow44">
          <table:table-cell table:style-name="TableCell45">
            <text:p text:style-name="P46">19/10/09</text:p>
          </table:table-cell>
          <table:table-cell table:style-name="TableCell47">
            <text:p text:style-name="P48">1.1</text:p>
          </table:table-cell>
          <table:table-cell table:style-name="TableCell49">
            <text:p text:style-name="P50">Inserção do Caso de Uso de Extensão</text:p>
          </table:table-cell>
          <table:table-cell table:style-name="TableCell51">
            <text:p text:style-name="P52">Janaina</text:p>
          </table:table-cell>
        </table:table-row>
      </table:table>
      <text:p text:style-name="P53">Pesquisar Pedido</text:p>
      <text:h text:style-name="Heading11" text:outline-level="1">Breve Descrição</text:h>
      <text:p text:style-name="P54">Este<text:s/>caso de uso permite ao cliente pesquisar seus pedidos realizados.</text:p>
      <text:h text:style-name="Heading11" text:outline-level="1">Referências</text:h>
      <text:p text:style-name="P55">Não há.</text:p>
      <text:h text:style-name="Heading11" text:outline-level="1">Atores</text:h>
      <text:p text:style-name="P56">Cliente.</text:p>
      <text:h text:style-name="Heading11" text:outline-level="1">Pré-condições</text:h>
      <text:p text:style-name="P57">O Ator deve realizar login no sistema.</text:p>
      <text:h text:style-name="Heading11" text:outline-level="1">Fluxos de Eventos</text:h>
      <text:h text:style-name="Heading21" text:outline-level="2">Fluxo Básico</text:h>
      <text:p text:style-name="P58">Este caso de uso começa quando o ator seleciona a opção Pesquisar<text:s/>Pedido no menu Cliente:</text:p>
      <text:p text:style-name="P59">1. O sistema apresenta a grade com os pedidos realizados pelo ator. As informações que serão apresentadas na grade são: estabelecimento, data e hora do pedido e situação do mesmo. Também serão apresentados os campos para filtragem “Estabelecimento” e “Data” e as opções “Pesquisar Pedido” e “Consultar Pedido”;</text:p>
      <text:p text:style-name="P60">2. O ator informa os dados para a pesquisa e seleciona a opção “Pesquisar Pedido”;</text:p>
      <text:p text:style-name="P61">3. O sistema busca na base de dados os pedidos do cliente de acordo com os dados informados na<text:s/>pesquisa;</text:p>
      <text:p text:style-name="P62">4. O sistema apresenta os dados para o ator;</text:p>
      <text:p text:style-name="P63">5. O caso de uso se encerra.</text:p>
      <text:h text:style-name="Heading21" text:outline-level="2">Fluxos Alternativos</text:h>
      <text:p text:style-name="P64">A1 – Consultar Pedido</text:p>
      <text:p text:style-name="P65">Após o passo 4 do fluxo básico:<text:tab/></text:p>
      <text:soft-page-break/>
      <text:p text:style-name="P66">1. O ator seleciona o pedido a ser visualizado e aciona a opção “Consultar Pedido”;</text:p>
      <text:p text:style-name="P67">2. O sistema<text:s/>exibe um formulário com os seguintes dados: nome do cliente, nome do estabelecimento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<text:s/>apresentadas<text:s/>as<text:s/>opções<text:s/>“Voltar”<text:s/>e “Avaliar Estabelecimento”;</text:p>
      <text:p text:style-name="P68">3. O<text:s/>ator seleciona a opção “Voltar”;</text:p>
      <text:p text:style-name="P69">4. O<text:s/>sistema retorna ao passo 1 do fluxo básico.</text:p>
      <text:p text:style-name="P70">A2 – Consistência ao Pesquisar Pedido</text:p>
      <text:p text:style-name="P71">Após o passo 2 do fluxo básico:<text:tab/></text:p>
      <text:p text:style-name="P72">1. O sistema não identifica na base de dados nenhum pedido realizado pelo cliente de acordo com os dados informados na pesquisa;</text:p>
      <text:p text:style-name="P73">2. O sistema exibe a mensagem “Não existem Pedidos de acordo com os dados informados na pesquisa.”;</text:p>
      <text:p text:style-name="P74">3.<text:s/>O sistema retorna ao passo 1 do fluxo básico.</text:p>
      <text:h text:style-name="Heading11" text:outline-level="1">Pontos de Extensão</text:h>
      <text:p text:style-name="P75">Agendar Entrega de Pedido;</text:p>
      <text:p text:style-name="P76">Se no passo 3 do fluxo alternativo consultar pedido, o cliente desejar avaliar e registrar o estabelecimento, o caso de uso “Registrar Avaliação do Estabelecimento” é acionado.</text:p>
      <text:h text:style-name="Heading11" text:outline-level="1">Casos de Uso Incluídos</text:h>
      <text:p text:style-name="P77">Não há.</text:p>
      <text:h text:style-name="Heading11" text:outline-level="1">Pós-Condições</text:h>
      <text:p text:style-name="P78">Não há.</text:p>
      <text:h text:style-name="Heading11" text:outline-level="1">Outros Diagramas</text:h>
      <text:p text:style-name="P79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" style:display-name="Header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8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0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10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1" style:family="text">
      <style:text-properties style:font-name="Times New Roman" style:font-name-asian="Times New Roman" style:font-name-complex="Times New Roman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text:list-style style:name="WW8Num8" style:display-name="WW8Num8">
      <text:list-level-style-bullet text:level="1" text:style-name="WW_CharLFO12LVL1" text:bullet-char="-">
        <style:list-level-properties/>
        <style:text-properties style:font-name="Times New Roman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5LVL1" style:family="text">
      <style:text-properties style:font-name="Courier New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1" style:display-name="WW8Num11">
      <text:list-level-style-bullet text:level="1" text:style-name="WW_CharLFO15LVL1" text:bullet-char="o">
        <style:list-level-properties/>
        <style:text-properties style:font-name="Courier New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5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5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1" style:family="text">
      <style:text-properties fo:color="#000000"/>
    </style:style>
    <text:list-style style:name="WW8Num22" style:display-name="WW8Num22">
      <text:list-level-style-number text:level="1" text:style-name="WW_CharLFO26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4" style:display-name="WW8Num24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Times New Roman" style:font-name-asian="Times New Roman" style:font-name-complex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5" style:display-name="WW8Num25">
      <text:list-level-style-bullet text:level="1" text:style-name="WW_CharLFO29LVL1" text:bullet-char="-">
        <style:list-level-properties/>
        <style:text-properties style:font-name="Times New Roman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5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LVL1" style:family="text">
      <style:text-properties style:font-name="Times New Roman" style:font-name-asian="Times New Roman" style:font-name-complex="Times New Roman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text:list-style style:name="WW8Num35" style:display-name="WW8Num35">
      <text:list-level-style-bullet text:level="1" text:style-name="WW_CharLFO39LVL1" text:bullet-char="-">
        <style:list-level-properties/>
        <style:text-properties style:font-name="Times New Roman"/>
      </text:list-level-style-bullet>
      <text:list-level-style-bullet text:level="2" text:style-name="WW_CharLFO39LVL2" text:bullet-char="o">
        <style:list-level-properties/>
        <style:text-properties style:font-name="Courier New"/>
      </text:list-level-style-bullet>
      <text:list-level-style-bullet text:level="3" text:style-name="WW_CharLFO39LVL3" text:bullet-char="">
        <style:list-level-properties/>
        <style:text-properties style:font-name="Wingdings"/>
      </text:list-level-style-bullet>
      <text:list-level-style-bullet text:level="4" text:style-name="WW_CharLFO39LVL4" text:bullet-char="">
        <style:list-level-properties/>
        <style:text-properties style:font-name="Symbol"/>
      </text:list-level-style-bullet>
      <text:list-level-style-bullet text:level="5" text:style-name="WW_CharLFO39LVL5" text:bullet-char="o">
        <style:list-level-properties/>
        <style:text-properties style:font-name="Courier New"/>
      </text:list-level-style-bullet>
      <text:list-level-style-bullet text:level="6" text:style-name="WW_CharLFO39LVL6" text:bullet-char="">
        <style:list-level-properties/>
        <style:text-properties style:font-name="Wingdings"/>
      </text:list-level-style-bullet>
      <text:list-level-style-bullet text:level="7" text:style-name="WW_CharLFO39LVL7" text:bullet-char="">
        <style:list-level-properties/>
        <style:text-properties style:font-name="Symbol"/>
      </text:list-level-style-bullet>
      <text:list-level-style-bullet text:level="8" text:style-name="WW_CharLFO39LVL8" text:bullet-char="o">
        <style:list-level-properties/>
        <style:text-properties style:font-name="Courier New"/>
      </text:list-level-style-bullet>
      <text:list-level-style-bullet text:level="9" text:style-name="WW_CharLFO39LVL9" text:bullet-char="">
        <style:list-level-properties/>
        <style:text-properties style:font-name="Wingdings"/>
      </text:list-level-style-bullet>
    </text:list-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Wingdings"/>
    </style:style>
    <text:list-style style:name="WW8Num36" style:display-name="WW8Num36">
      <text:list-level-style-bullet text:level="1" text:style-name="WW_CharLFO40LVL1" text:bullet-char="">
        <style:list-level-properties/>
        <style:text-properties style:font-name="Symbol"/>
      </text:list-level-style-bullet>
      <text:list-level-style-bullet text:level="2" text:style-name="WW_CharLFO4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2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2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P9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T12" style:parent-style-name="PageNumber1" style:family="text">
      <style:text-properties fo:font-size="10pt" style:font-size-asian="10pt"/>
    </style:style>
    <style:style style:name="T13" style:parent-style-name="PageNumber1" style:family="text">
      <style:text-properties fo:font-size="10pt" style:font-size-asian="10pt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10 – Pesquisar Pedidos</text:span><text:span text:style-name="T4"><text:tab/></text:span><text:span text:style-name="T5"><text:tab/>Pag.<text:s/></text:span><text:span text:style-name="T6"><text:page-number text:fixed="false">2</text:page-number></text:span><text:span text:style-name="T7">/</text:span><text:span text:style-name="T8"><text:page-count style:num-format="1">2</text:page-count></text:span></text:p>
      </style:footer>
    </style:master-page>
    <style:master-page style:next-style-name="MP0" style:name="MPF0" style:page-layout-name="PL0">
      <style:footer>
        <text:p text:style-name="P9"><text:span text:style-name="T10"><text:file-name text:fixed="false" text:display="name-and-extension">UC10 - Pesquisar Pedidos</text:file-name></text:span><text:span text:style-name="T11"><text:tab/></text:span><text:span text:style-name="T12"><text:tab/>Pag.<text:s/></text:span><text:span text:style-name="T13"><text:page-number text:fixed="false">1</text:page-number></text:span><text:span text:style-name="T14">/</text:span><text:span text:style-name="T15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Janaina Faria de Oliveira</dc:creator>
    <meta:creation-date>2009-10-17T12:22:00Z</meta:creation-date>
    <dc:date>2009-10-20T01:22:00Z</dc:date>
    <meta:template xlink:href="Normal.dotm" xlink:type="simple"/>
    <meta:editing-cycles>5</meta:editing-cycles>
    <meta:editing-duration>PT600S</meta:editing-duration>
    <meta:user-defined meta:name="ReqProMenus" meta:value-type="boolean">false</meta:user-defined>
    <meta:document-statistic meta:page-count="2" meta:paragraph-count="4" meta:word-count="382" meta:character-count="2442" meta:row-count="17" meta:non-whitespace-character-count="2064"/>
  </office:meta>
</office:document-meta>
</file>